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1.6756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4075in"/>
    </style:style>
    <style:style style:name="co20" style:family="table-column">
      <style:table-column-properties fo:break-before="auto" style:column-width="2.0835in"/>
    </style:style>
    <style:style style:name="co21" style:family="table-column">
      <style:table-column-properties fo:break-before="auto" style:column-width="1.9437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0.9035in"/>
    </style:style>
    <style:style style:name="co24" style:family="table-column">
      <style:table-column-properties fo:break-before="auto" style:column-width="0.7752in"/>
    </style:style>
    <style:style style:name="co25" style:family="table-column">
      <style:table-column-properties fo:break-before="auto" style:column-width="0.4102in"/>
    </style:style>
    <style:style style:name="co26" style:family="table-column">
      <style:table-column-properties fo:break-before="auto" style:column-width="0.3673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rlie_br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<text:s/>parentID</text:p>
          </table:table-cell>
          <table:table-cell office:value-type="string" calcext:value-type="string">
            <text:p><text:s/>startX</text:p>
          </table:table-cell>
          <table:table-cell office:value-type="string" calcext:value-type="string">
            <text:p><text:s/>startY</text:p>
          </table:table-cell>
          <table:table-cell office:value-type="string" calcext:value-type="string">
            <text:p><text:s/>startZ</text:p>
          </table:table-cell>
          <table:table-cell office:value-type="string" calcext:value-type="string">
            <text:p><text:s/>endX</text:p>
          </table:table-cell>
          <table:table-cell office:value-type="string" calcext:value-type="string">
            <text:p><text:s/>endY</text:p>
          </table:table-cell>
          <table:table-cell office:value-type="string" calcext:value-type="string">
            <text:p><text:s/>endZ</text:p>
          </table:table-cell>
          <table:table-cell office:value-type="string" calcext:value-type="string">
            <text:p><text:s/>radiu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growthVolume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growthLength</text:p>
          </table:table-cell>
          <table:table-cell office:value-type="string" calcext:value-type="string">
            <text:p><text:s/>FittingType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<text:s/>parentSegmentID</text:p>
          </table:table-cell>
          <table:table-cell office:value-type="string" calcext:value-type="string">
            <text:p><text:s/>segmentMedianRadius</text:p>
          </table:table-cell>
          <table:table-cell office:value-type="string" calcext:value-type="string">
            <text:p><text:s/>segmentGrowthVolume</text:p>
          </table:table-cell>
          <table:table-cell office:value-type="string" calcext:value-type="string">
            <text:p><text:s/>segmentGrowthLength</text:p>
          </table:table-cell>
          <table:table-cell office:value-type="string" calcext:value-type="string">
            <text:p><text:s/>branchOrder</text:p>
          </table:table-cell>
          <table:table-cell office:value-type="string" calcext:value-type="string">
            <text:p><text:s/>reverseBranchOrder</text:p>
          </table:table-cell>
          <table:table-cell office:value-type="string" calcext:value-type="string">
            <text:p><text:s/>reversePipeRadiusBranchorder</text:p>
          </table:table-cell>
          <table:table-cell office:value-type="string" calcext:value-type="string">
            <text:p><text:s/>reversePipeAreaBranchorder</text:p>
          </table:table-cell>
          <table:table-cell office:value-type="string" calcext:value-type="string">
            <text:p><text:s/>branchID</text:p>
          </table:table-cell>
          <table:table-cell office:value-type="string" calcext:value-type="string">
            <text:p><text:s/>treeID</text:p>
          </table:table-cell>
          <table:table-cell office:value-type="string" calcext:value-type="string">
            <text:p><text:s/>treeSpecies</text:p>
          </table:table-cell>
          <table:table-cell office:value-type="string" calcext:value-type="string">
            <text:p><text:s/>translateX</text:p>
          </table:table-cell>
          <table:table-cell office:value-type="string" calcext:value-type="string">
            <text:p><text:s/>translateY</text:p>
          </table:table-cell>
          <table:table-cell office:value-type="string" calcext:value-type="string">
            <text:p><text:s/>translatez</text:p>
          </table:table-cell>
          <table:table-cell office:value-type="string" calcext:value-type="string">
            <text:p><text:s/>gvA</text:p>
          </table:table-cell>
          <table:table-cell office:value-type="string" calcext:value-type="string">
            <text:p><text:s/>gvB</text:p>
          </table:table-cell>
          <table:table-cell office:value-type="string" calcext:value-type="string">
            <text:p><text:s/>gvC</text:p>
          </table:table-cell>
          <table:table-cell office:value-type="string" calcext:value-type="string">
            <text:p><text:s/>glA</text:p>
          </table:table-cell>
          <table:table-cell office:value-type="string" calcext:value-type="string">
            <text:p><text:s/>glB</text:p>
          </table:table-cell>
          <table:table-cell office:value-type="string" calcext:value-type="string">
            <text:p><text:s/>glC</text:p>
          </table:table-cell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1" calcext:value-type="float">
            <text:p>0.51</text:p>
          </table:table-cell>
          <table:table-cell table:formula="of:=[.F3]-0.2" office:value-type="float" office:value="-1.2" calcext:value-type="float">
            <text:p>-1.2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I3]-0.2" office:value-type="float" office:value="-1" calcext:value-type="float">
            <text:p>-1</text:p>
          </table:table-cell>
          <table:table-cell office:value-type="float" office:value="0.0322504" calcext:value-type="float">
            <text:p>0.0322504</text:p>
          </table:table-cell>
          <table:table-cell table:formula="of:=[.J2]*[.J2]*[.M2]*3.14159" office:value-type="float" office:value="0.000655137928964122" calcext:value-type="float">
            <text:p>0.000655137928964122</text:p>
          </table:table-cell>
          <table:table-cell office:value-type="float" office:value="3.092378" calcext:value-type="float">
            <text:p>3.092378</text:p>
          </table:table-cell>
          <table:table-cell table:formula="of:=SQRT(([.D2]-[.G2])^2+([.E2]-[.H2])^2+([.F2]-[.I2])^2)" office:value-type="float" office:value="0.200499376557634" calcext:value-type="float">
            <text:p>0.200499376557634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EXTRAPOLATETODTM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F4]-0.2" office:value-type="float" office:value="-1" calcext:value-type="float">
            <text:p>-1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I4]-0.2" office:value-type="float" office:value="-0.8" calcext:value-type="float">
            <text:p>-0.8</text:p>
          </table:table-cell>
          <table:table-cell office:value-type="float" office:value="0.0302504" calcext:value-type="float">
            <text:p>0.0302504</text:p>
          </table:table-cell>
          <table:table-cell table:formula="of:=[.J3]*[.J3]*[.M3]*3.14159" office:value-type="float" office:value="0.000587759814977463" calcext:value-type="float">
            <text:p>0.000587759814977463</text:p>
          </table:table-cell>
          <table:table-cell office:value-type="float" office:value="3.092378" calcext:value-type="float">
            <text:p>3.092378</text:p>
          </table:table-cell>
          <table:table-cell table:formula="of:=SQRT(([.D3]-[.G3])^2+([.E3]-[.H3])^2+([.F3]-[.I3])^2)" office:value-type="float" office:value="0.204450483002609" calcext:value-type="float">
            <text:p>0.204450483002609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table:formula="of:=[.F5]-0.2" office:value-type="float" office:value="-0.8" calcext:value-type="float">
            <text:p>-0.8</text:p>
          </table:table-cell>
          <table:table-cell table:number-columns-repeated="2" office:value-type="float" office:value="0.48" calcext:value-type="float">
            <text:p>0.48</text:p>
          </table:table-cell>
          <table:table-cell table:formula="of:=[.I5]-0.2" office:value-type="float" office:value="-0.6" calcext:value-type="float">
            <text:p>-0.6</text:p>
          </table:table-cell>
          <table:table-cell office:value-type="float" office:value="0.0282504" calcext:value-type="float">
            <text:p>0.0282504</text:p>
          </table:table-cell>
          <table:table-cell table:formula="of:=[.J4]*[.J4]*[.M4]*3.14159" office:value-type="float" office:value="0.000502703298917518" calcext:value-type="float">
            <text:p>0.000502703298917518</text:p>
          </table:table-cell>
          <table:table-cell office:value-type="float" office:value="3.092378" calcext:value-type="float">
            <text:p>3.092378</text:p>
          </table:table-cell>
          <table:table-cell table:formula="of:=SQRT(([.D4]-[.G4])^2+([.E4]-[.H4])^2+([.F4]-[.I4])^2)" office:value-type="float" office:value="0.200499376557634" calcext:value-type="float">
            <text:p>0.200499376557634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8" calcext:value-type="float">
            <text:p>0.48</text:p>
          </table:table-cell>
          <table:table-cell table:formula="of:=[.F6]-0.2" office:value-type="float" office:value="-0.6" calcext:value-type="float">
            <text:p>-0.6</text:p>
          </table:table-cell>
          <table:table-cell table:number-columns-repeated="2" office:value-type="float" office:value="0.48" calcext:value-type="float">
            <text:p>0.48</text:p>
          </table:table-cell>
          <table:table-cell table:formula="of:=[.I6]-0.2" office:value-type="float" office:value="-0.4" calcext:value-type="float">
            <text:p>-0.4</text:p>
          </table:table-cell>
          <table:table-cell office:value-type="float" office:value="0.0262504" calcext:value-type="float">
            <text:p>0.0262504</text:p>
          </table:table-cell>
          <table:table-cell table:formula="of:=[.J5]*[.J5]*[.M5]*3.14159" office:value-type="float" office:value="0.000432963566653531" calcext:value-type="float">
            <text:p>0.000432963566653531</text:p>
          </table:table-cell>
          <table:table-cell office:value-type="float" office:value="3.092378" calcext:value-type="float">
            <text:p>3.092378</text:p>
          </table:table-cell>
          <table:table-cell table:formula="of:=SQRT(([.D5]-[.G5])^2+([.E5]-[.H5])^2+([.F5]-[.I5])^2)" office:value-type="float" office:value="0.2" calcext:value-type="float">
            <text:p>0.2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8" calcext:value-type="float">
            <text:p>0.48</text:p>
          </table:table-cell>
          <table:table-cell table:formula="of:=[.F7]-0.2" office:value-type="float" office:value="-0.4" calcext:value-type="float">
            <text:p>-0.4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I7]-0.2" office:value-type="float" office:value="-0.2" calcext:value-type="float">
            <text:p>-0.2</text:p>
          </table:table-cell>
          <table:table-cell office:value-type="float" office:value="0.0242504" calcext:value-type="float">
            <text:p>0.0242504</text:p>
          </table:table-cell>
          <table:table-cell table:formula="of:=[.J6]*[.J6]*[.M6]*3.14159" office:value-type="float" office:value="0.000373179175129696" calcext:value-type="float">
            <text:p>0.000373179175129696</text:p>
          </table:table-cell>
          <table:table-cell office:value-type="float" office:value="3.092378" calcext:value-type="float">
            <text:p>3.092378</text:p>
          </table:table-cell>
          <table:table-cell table:formula="of:=SQRT(([.D6]-[.G6])^2+([.E6]-[.H6])^2+([.F6]-[.I6])^2)" office:value-type="float" office:value="0.201990098767242" calcext:value-type="float">
            <text:p>0.201990098767242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F8]-0.2" office:value-type="float" office:value="-0.2" calcext:value-type="float">
            <text:p>-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22504" calcext:value-type="float">
            <text:p>0.0222504</text:p>
          </table:table-cell>
          <table:table-cell table:formula="of:=[.J7]*[.J7]*[.M7]*3.14159" office:value-type="float" office:value="0.000311067864035931" calcext:value-type="float">
            <text:p>0.000311067864035931</text:p>
          </table:table-cell>
          <table:table-cell office:value-type="float" office:value="3.092378" calcext:value-type="float">
            <text:p>3.092378</text:p>
          </table:table-cell>
          <table:table-cell table:formula="of:=SQRT(([.D7]-[.G7])^2+([.E7]-[.H7])^2+([.F7]-[.I7])^2)" office:value-type="float" office:value="0.2" calcext:value-type="float">
            <text:p>0.2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0222504" calcext:value-type="float">
            <text:p>0.0222504</text:p>
          </table:table-cell>
          <table:table-cell table:formula="of:=[.J8]*[.J8]*[.M8]*3.14159" office:value-type="float" office:value="0.0007968742719121" calcext:value-type="float">
            <text:p>0.0007968742719121</text:p>
          </table:table-cell>
          <table:table-cell office:value-type="float" office:value="3.092378" calcext:value-type="float">
            <text:p>3.092378</text:p>
          </table:table-cell>
          <table:table-cell table:formula="of:=SQRT(([.D8]-[.G8])^2+([.E8]-[.H8])^2+([.F8]-[.I8])^2)" office:value-type="float" office:value="0.51234753829798" calcext:value-type="float">
            <text:p>0.51234753829798</text:p>
          </table:table-cell>
          <table:table-cell office:value-type="float" office:value="2135.412892" calcext:value-type="float">
            <text:p>2135.41289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0211908" calcext:value-type="float">
            <text:p>0.0211908</text:p>
          </table:table-cell>
          <table:table-cell table:formula="of:=[.J9]*[.J9]*[.M9]*3.14159" office:value-type="float" office:value="0.000982460458972298" calcext:value-type="float">
            <text:p>0.000982460458972298</text:p>
          </table:table-cell>
          <table:table-cell office:value-type="float" office:value="3.082356" calcext:value-type="float">
            <text:p>3.082356</text:p>
          </table:table-cell>
          <table:table-cell table:formula="of:=SQRT(([.D9]-[.G9])^2+([.E9]-[.H9])^2+([.F9]-[.I9])^2)" office:value-type="float" office:value="0.696419413859206" calcext:value-type="float">
            <text:p>0.696419413859206</text:p>
          </table:table-cell>
          <table:table-cell office:value-type="float" office:value="2135.348459" calcext:value-type="float">
            <text:p>2135.348459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0197783" calcext:value-type="float">
            <text:p>0.0197783</text:p>
          </table:table-cell>
          <table:table-cell table:formula="of:=[.J10]*[.J10]*[.M10]*3.14159" office:value-type="float" office:value="0.000798805014685935" calcext:value-type="float">
            <text:p>0.000798805014685935</text:p>
          </table:table-cell>
          <table:table-cell office:value-type="float" office:value="3.018865" calcext:value-type="float">
            <text:p>3.018865</text:p>
          </table:table-cell>
          <table:table-cell table:formula="of:=SQRT(([.D10]-[.G10])^2+([.E10]-[.H10])^2+([.F10]-[.I10])^2)" office:value-type="float" office:value="0.65" calcext:value-type="float">
            <text:p>0.65</text:p>
          </table:table-cell>
          <table:table-cell office:value-type="float" office:value="2134.898403" calcext:value-type="float">
            <text:p>2134.898403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198531" calcext:value-type="float">
            <text:p>0.0198531</text:p>
          </table:table-cell>
          <table:table-cell table:formula="of:=[.J11]*[.J11]*[.M11]*3.14159" office:value-type="float" office:value="0.000658135613369885" calcext:value-type="float">
            <text:p>0.000658135613369885</text:p>
          </table:table-cell>
          <table:table-cell office:value-type="float" office:value="2.979745" calcext:value-type="float">
            <text:p>2.979745</text:p>
          </table:table-cell>
          <table:table-cell table:formula="of:=SQRT(([.D11]-[.G11])^2+([.E11]-[.H11])^2+([.F11]-[.I11])^2)" office:value-type="float" office:value="0.531507290636732" calcext:value-type="float">
            <text:p>0.531507290636732</text:p>
          </table:table-cell>
          <table:table-cell office:value-type="float" office:value="2134.580078" calcext:value-type="float">
            <text:p>2134.580078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0188766" calcext:value-type="float">
            <text:p>0.0188766</text:p>
          </table:table-cell>
          <table:table-cell table:formula="of:=[.J12]*[.J12]*[.M12]*3.14159" office:value-type="float" office:value="0.000938253550149283" calcext:value-type="float">
            <text:p>0.000938253550149283</text:p>
          </table:table-cell>
          <table:table-cell office:value-type="float" office:value="2.946571" calcext:value-type="float">
            <text:p>2.946571</text:p>
          </table:table-cell>
          <table:table-cell table:formula="of:=SQRT(([.D12]-[.G12])^2+([.E12]-[.H12])^2+([.F12]-[.I12])^2)" office:value-type="float" office:value="0.838152730712011" calcext:value-type="float">
            <text:p>0.838152730712011</text:p>
          </table:table-cell>
          <table:table-cell office:value-type="float" office:value="2134.312162" calcext:value-type="float">
            <text:p>2134.31216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0187445" calcext:value-type="float">
            <text:p>0.0187445</text:p>
          </table:table-cell>
          <table:table-cell table:formula="of:=[.J13]*[.J13]*[.M13]*3.14159" office:value-type="float" office:value="0.000933362283589753" calcext:value-type="float">
            <text:p>0.000933362283589753</text:p>
          </table:table-cell>
          <table:table-cell office:value-type="float" office:value="2.915117" calcext:value-type="float">
            <text:p>2.915117</text:p>
          </table:table-cell>
          <table:table-cell table:formula="of:=SQRT(([.D13]-[.G13])^2+([.E13]-[.H13])^2+([.F13]-[.I13])^2)" office:value-type="float" office:value="0.845576726264388" calcext:value-type="float">
            <text:p>0.845576726264388</text:p>
          </table:table-cell>
          <table:table-cell office:value-type="float" office:value="2134.031183" calcext:value-type="float">
            <text:p>2134.031183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1891284" calcext:value-type="float">
            <text:p>0.01891284</text:p>
          </table:table-cell>
          <table:table-cell table:formula="of:=[.J14]*[.J14]*[.M14]*3.14159" office:value-type="float" office:value="0.000302574278347896" calcext:value-type="float">
            <text:p>0.000302574278347896</text:p>
          </table:table-cell>
          <table:table-cell office:value-type="float" office:value="2.885175" calcext:value-type="float">
            <text:p>2.885175</text:p>
          </table:table-cell>
          <table:table-cell table:formula="of:=SQRT(([.D14]-[.G14])^2+([.E14]-[.H14])^2+([.F14]-[.I14])^2)" office:value-type="float" office:value="0.269258240356725" calcext:value-type="float">
            <text:p>0.269258240356725</text:p>
          </table:table-cell>
          <table:table-cell office:value-type="float" office:value="2133.759922" calcext:value-type="float">
            <text:p>2133.759922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0.01801218" calcext:value-type="float">
            <text:p>0.01801218</text:p>
          </table:table-cell>
          <table:table-cell table:formula="of:=[.J15]*[.J15]*[.M15]*3.14159" office:value-type="float" office:value="0.000210124419926542" calcext:value-type="float">
            <text:p>0.000210124419926542</text:p>
          </table:table-cell>
          <table:table-cell office:value-type="float" office:value="2.853583" calcext:value-type="float">
            <text:p>2.853583</text:p>
          </table:table-cell>
          <table:table-cell table:formula="of:=SQRT(([.D15]-[.G15])^2+([.E15]-[.H15])^2+([.F15]-[.I15])^2)" office:value-type="float" office:value="0.206155281280883" calcext:value-type="float">
            <text:p>0.206155281280883</text:p>
          </table:table-cell>
          <table:table-cell office:value-type="float" office:value="2133.498881" calcext:value-type="float">
            <text:p>2133.498881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6811555" calcext:value-type="float">
            <text:p>0.016811555</text:p>
          </table:table-cell>
          <table:table-cell table:formula="of:=[.J16]*[.J16]*[.M16]*3.14159" office:value-type="float" office:value="0.000357924939346169" calcext:value-type="float">
            <text:p>0.000357924939346169</text:p>
          </table:table-cell>
          <table:table-cell office:value-type="float" office:value="2.82491" calcext:value-type="float">
            <text:p>2.82491</text:p>
          </table:table-cell>
          <table:table-cell table:formula="of:=SQRT(([.D16]-[.G16])^2+([.E16]-[.H16])^2+([.F16]-[.I16])^2)" office:value-type="float" office:value="0.403112887414927" calcext:value-type="float">
            <text:p>0.403112887414927</text:p>
          </table:table-cell>
          <table:table-cell office:value-type="float" office:value="2133.225503" calcext:value-type="float">
            <text:p>2133.225503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016875135" calcext:value-type="float">
            <text:p>0.016875135</text:p>
          </table:table-cell>
          <table:table-cell table:formula="of:=[.J17]*[.J17]*[.M17]*3.14159" office:value-type="float" office:value="0.000219138983473498" calcext:value-type="float">
            <text:p>0.000219138983473498</text:p>
          </table:table-cell>
          <table:table-cell office:value-type="float" office:value="2.795581" calcext:value-type="float">
            <text:p>2.795581</text:p>
          </table:table-cell>
          <table:table-cell table:formula="of:=SQRT(([.D17]-[.G17])^2+([.E17]-[.H17])^2+([.F17]-[.I17])^2)" office:value-type="float" office:value="0.244948974278318" calcext:value-type="float">
            <text:p>0.244948974278318</text:p>
          </table:table-cell>
          <table:table-cell office:value-type="float" office:value="2132.443321" calcext:value-type="float">
            <text:p>2132.443321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01604511" calcext:value-type="float">
            <text:p>0.01604511</text:p>
          </table:table-cell>
          <table:table-cell table:formula="of:=[.J18]*[.J18]*[.M18]*3.14159" office:value-type="float" office:value="0.000166735996152141" calcext:value-type="float">
            <text:p>0.000166735996152141</text:p>
          </table:table-cell>
          <table:table-cell office:value-type="float" office:value="3.092378" calcext:value-type="float">
            <text:p>3.092378</text:p>
          </table:table-cell>
          <table:table-cell table:formula="of:=SQRT(([.D18]-[.G18])^2+([.E18]-[.H18])^2+([.F18]-[.I18])^2)" office:value-type="float" office:value="0.206155281280883" calcext:value-type="float">
            <text:p>0.206155281280883</text:p>
          </table:table-cell>
          <table:table-cell office:value-type="float" office:value="2131.661139" calcext:value-type="float">
            <text:p>2131.661139</text:p>
          </table:table-cell>
          <table:table-cell office:value-type="string" calcext:value-type="string">
            <text:p><text:s/>SPHEREFOLLOWIN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015932825" calcext:value-type="float">
            <text:p>0.015932825</text:p>
          </table:table-cell>
          <table:table-cell table:formula="of:=[.J19]*[.J19]*[.M19]*3.14159" office:value-type="float" office:value="0.000119626208175001" calcext:value-type="float">
            <text:p>0.000119626208175001</text:p>
          </table:table-cell>
          <table:table-cell office:value-type="float" office:value="3.082356" calcext:value-type="float">
            <text:p>3.082356</text:p>
          </table:table-cell>
          <table:table-cell table:formula="of:=SQRT(([.D19]-[.G19])^2+([.E19]-[.H19])^2+([.F19]-[.I19])^2)" office:value-type="float" office:value="0.15" calcext:value-type="float">
            <text:p>0.15</text:p>
          </table:table-cell>
          <table:table-cell office:value-type="float" office:value="2130.878957" calcext:value-type="float">
            <text:p>2130.878957</text:p>
          </table:table-cell>
          <table:table-cell office:value-type="string" calcext:value-type="string">
            <text:p><text:s/>SPHEREFOLL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.65" calcext:value-type="float">
            <text:p>0.65</text:p>
          </table:table-cell>
          <table:table-cell office:value-type="float" office:value="0.016075914" calcext:value-type="float">
            <text:p>0.016075914</text:p>
          </table:table-cell>
          <table:table-cell table:formula="of:=[.J20]*[.J20]*[.M20]*3.14159" office:value-type="float" office:value="0.000365353580702039" calcext:value-type="float">
            <text:p>0.000365353580702039</text:p>
          </table:table-cell>
          <table:table-cell office:value-type="float" office:value="3.018865" calcext:value-type="float">
            <text:p>3.018865</text:p>
          </table:table-cell>
          <table:table-cell table:formula="of:=SQRT(([.D20]-[.G20])^2+([.E20]-[.H20])^2+([.F20]-[.I20])^2)" office:value-type="float" office:value="0.45" calcext:value-type="float">
            <text:p>0.45</text:p>
          </table:table-cell>
          <table:table-cell office:value-type="float" office:value="2130.096775" calcext:value-type="float">
            <text:p>2130.096775</text:p>
          </table:table-cell>
          <table:table-cell office:value-type="string" calcext:value-type="string">
            <text:p><text:s/>SPHEREFOLL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0.015310353" calcext:value-type="float">
            <text:p>0.015310353</text:p>
          </table:table-cell>
          <table:table-cell table:formula="of:=[.J21]*[.J21]*[.M21]*3.14159" office:value-type="float" office:value="0.000180382972421079" calcext:value-type="float">
            <text:p>0.000180382972421079</text:p>
          </table:table-cell>
          <table:table-cell office:value-type="float" office:value="2.979745" calcext:value-type="float">
            <text:p>2.979745</text:p>
          </table:table-cell>
          <table:table-cell table:formula="of:=SQRT(([.D21]-[.G21])^2+([.E21]-[.H21])^2+([.F21]-[.I21])^2)" office:value-type="float" office:value="0.244948974278318" calcext:value-type="float">
            <text:p>0.244948974278318</text:p>
          </table:table-cell>
          <table:table-cell office:value-type="float" office:value="2129.314593" calcext:value-type="float">
            <text:p>2129.314593</text:p>
          </table:table-cell>
          <table:table-cell office:value-type="string" calcext:value-type="string">
            <text:p><text:s/>SPHEREFOLL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01428982175" calcext:value-type="float">
            <text:p>0.01428982175</text:p>
          </table:table-cell>
          <table:table-cell table:formula="of:=[.J22]*[.J22]*[.M22]*3.14159" office:value-type="float" office:value="0.000258600768677607" calcext:value-type="float">
            <text:p>0.000258600768677607</text:p>
          </table:table-cell>
          <table:table-cell office:value-type="float" office:value="2.946571" calcext:value-type="float">
            <text:p>2.946571</text:p>
          </table:table-cell>
          <table:table-cell table:formula="of:=SQRT(([.D22]-[.G22])^2+([.E22]-[.H22])^2+([.F22]-[.I22])^2)" office:value-type="float" office:value="0.403112887414927" calcext:value-type="float">
            <text:p>0.403112887414927</text:p>
          </table:table-cell>
          <table:table-cell office:value-type="float" office:value="2128.532411" calcext:value-type="float">
            <text:p>2128.532411</text:p>
          </table:table-cell>
          <table:table-cell office:value-type="string" calcext:value-type="string">
            <text:p><text:s/>SPHEREFOLL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01434386475" calcext:value-type="float">
            <text:p>0.01434386475</text:p>
          </table:table-cell>
          <table:table-cell table:formula="of:=[.J23]*[.J23]*[.M23]*3.14159" office:value-type="float" office:value="0.0000559773713716629" calcext:value-type="float">
            <text:p>5.59773713716629E-05</text:p>
          </table:table-cell>
          <table:table-cell office:value-type="float" office:value="2.915117" calcext:value-type="float">
            <text:p>2.915117</text:p>
          </table:table-cell>
          <table:table-cell table:formula="of:=SQRT(([.D23]-[.G23])^2+([.E23]-[.H23])^2+([.F23]-[.I23])^2)" office:value-type="float" office:value="0.0866025403784438" calcext:value-type="float">
            <text:p>0.0866025403784438</text:p>
          </table:table-cell>
          <table:table-cell office:value-type="float" office:value="2127.750229" calcext:value-type="float">
            <text:p>2127.750229</text:p>
          </table:table-cell>
          <table:table-cell office:value-type="string" calcext:value-type="string">
            <text:p><text:s/>SPHEREFOLL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linde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136383435" calcext:value-type="float">
            <text:p>0.0136383435</text:p>
          </table:table-cell>
          <table:table-cell table:formula="of:=[.J24]*[.J24]*[.M24]*3.14159" office:value-type="float" office:value="0.000087652440775302" calcext:value-type="float">
            <text:p>8.7652440775302E-05</text:p>
          </table:table-cell>
          <table:table-cell office:value-type="float" office:value="2.885175" calcext:value-type="float">
            <text:p>2.885175</text:p>
          </table:table-cell>
          <table:table-cell table:formula="of:=SQRT(([.D24]-[.G24])^2+([.E24]-[.H24])^2+([.F24]-[.I24])^2)" office:value-type="float" office:value="0.15" calcext:value-type="float">
            <text:p>0.15</text:p>
          </table:table-cell>
          <table:table-cell office:value-type="float" office:value="2126.968047" calcext:value-type="float">
            <text:p>2126.968047</text:p>
          </table:table-cell>
          <table:table-cell office:value-type="string" calcext:value-type="string">
            <text:p><text:s/>SPHEREFOLL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5T11:55:47.770190163</dc:date>
    <meta:editing-duration>PT2H16M15S</meta:editing-duration>
    <meta:editing-cycles>10</meta:editing-cycles>
    <meta:generator>LibreOffice/7.3.7.2$Linux_X86_64 LibreOffice_project/30$Build-2</meta:generator>
    <meta:document-statistic meta:table-count="1" meta:cell-count="513" meta:object-count="0"/>
  </office:meta>
</office:document-meta>
</file>